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8.25pt"/>
    </style:style>
    <style:style style:name="co3" style:family="table-column">
      <style:table-column-properties fo:break-before="auto" style:column-width="228.8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16.65pt"/>
    </style:style>
    <style:style style:name="co6" style:family="table-column">
      <style:table-column-properties fo:break-before="auto" style:column-width="100.66pt"/>
    </style:style>
    <style:style style:name="co7" style:family="table-column">
      <style:table-column-properties fo:break-before="auto" style:column-width="84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4" style:family="table-cell" style:parent-style-name="Default">
      <style:text-properties style:font-name="Arial" fo:font-size="8pt" style:font-size-asian="8pt" style:font-size-complex="8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TESTS RUN AT $2015-03-11T08:16:18.262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: 6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2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: 17 tests executed; 3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copeTests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tatementTests.rsc|: 10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: 14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Function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sDefined.rsc|: 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tching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Extending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Lisra/Test.rsc|: 32 tests executed; 3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Grammar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arserGeneratorTests.rsc|: 7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ico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: 12 tests executed; 8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701,54,&lt;64,0&gt;,&lt;64,54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082,161,&lt;42,0&gt;,&lt;45,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851,62,&lt;34,0&gt;,&lt;36,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74,61,&lt;47,0&gt;,&lt;47,6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14,58,&lt;46,0&gt;,&lt;46,5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17513,108,&lt;598,0&gt;,&lt;598,10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Equality.rsc|(1213,94,&lt;27,0&gt;,&lt;27,94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Equality.rsc|(1122,89,&lt;26,0&gt;,&lt;26,89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(492,404,&lt;29,0&gt;,&lt;54,1&gt;): FALSE java.lang.NullPointerException; function: ☞ isDefined2({}); instruction: STOREVARDEREF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Memoization.rsc|(450,183,&lt;26,0&gt;,&lt;35,1&gt;): FALSE test fails for arguments: {false,-100702514,{""},{()}}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demo/lang/Lisra/Parse.rsc|(628,85,&lt;17,0&gt;,&lt;17,85&gt;): FALSE java.lang.ArrayIndexOutOfBoundsException: 0; function: ☞ build3({}); instruction: STOREVAR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demo/lang/Lisra/Parse.rsc|(568,59,&lt;16,0&gt;,&lt;16,59&gt;): FALSE java.lang.ArrayIndexOutOfBoundsException: 0; function: ☞ build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demo/lang/Lisra/Parse.rsc|(509,58,&lt;15,0&gt;,&lt;15,58&gt;): FALSE java.lang.ArrayIndexOutOfBoundsException: 0; function: ☞ build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3080,149,&lt;71,0&gt;,&lt;71,149&gt;): FALSE java.lang.ArrayIndexOutOfBoundsException; function: ☞ implodeExprLit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949,129,&lt;69,0&gt;,&lt;69,129&gt;): FALSE java.lang.ArrayIndexOutOfBoundsException; function: ☞ implodeExprLit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806,141,&lt;67,0&gt;,&lt;67,141&gt;): FALSE java.lang.ArrayIndexOutOfBoundsException; function: ☞ implodeExpLit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679,125,&lt;65,0&gt;,&lt;65,125&gt;): FALSE java.lang.ArrayIndexOutOfBoundsException; function: ☞ implodeExpLit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TEST SUMMARY: 4363 tests executed; 31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: java.lang.NullPointerException; function: ☞ isDefined2({}); instruction: STOREVARDEREF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demo/lang/Lisra/Test.rsc|: java.lang.ArrayIndexOutOfBoundsException: 0; function: ☞ build3({}); instruction: STOREVAR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demo/lang/Lisra/Test.rsc|: java.lang.ArrayIndexOutOfBoundsException: 0; function: ☞ build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demo/lang/Lisra/Test.rsc|: java.lang.ArrayIndexOutOfBoundsException: 0; function: ☞ build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RascalGrammar.rsc|: Java("CompilerError","In function lang::rascal::grammar::tests::RascalGrammar/#lang::rascal::grammar::tests::RascalGrammar_init(list(value());)#0: constantStore size 7528exceeds limit 4095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java.lang.ArrayIndexOutOfBoundsException; function: ☞ implodeExprLit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java.lang.ArrayIndexOutOfBoundsException; function: ☞ implodeExprLit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java.lang.ArrayIndexOutOfBoundsException; function: ☞ implodeExpLit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java.lang.ArrayIndexOutOfBoundsException; function: ☞ implodeExpLit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88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checker Tests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TESTS RUN AT $2015-03-11T08:46:05.542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29 tests executed; 1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4205,135,&lt;131,0&gt;,&lt;134,1&gt;): FALSE "{error(\"Type M::DATA not declared\",|unknown:///|(2,7,\&lt;1,2\&gt;,\&lt;1,9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3825,207,&lt;119,0&gt;,&lt;122,1&gt;): FALSE "{error(\"Could not parse and prepare config for base module to check: NoSuchField(\\\"module\\\")\",|fi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3626,195,&lt;114,0&gt;,&lt;117,1&gt;): FALSE "{error(\"Could not parse and prepare config for base module to check: NoSuchField(\\\"module\\\")\",|fi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3485,137,&lt;109,0&gt;,&lt;112,1&gt;): FALSE "missed a case A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3352,129,&lt;104,0&gt;,&lt;107,1&gt;): FALSE "missed a case A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3209,139,&lt;99,0&gt;,&lt;102,1&gt;): FALSE "{error(\"Cannot import module MMM\",|unknown:///|(0,46,\&lt;1,0\&gt;,\&lt;6,2\&gt;)),error(\"Type A not declared\",|u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3074,131,&lt;94,0&gt;,&lt;97,1&gt;): FALSE "{error(\"Cannot import module MMM\",|unknown:///|(0,46,\&lt;1,0\&gt;,\&lt;6,2\&gt;)),error(\"Expected non-terminal t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2929,141,&lt;89,0&gt;,&lt;92,1&gt;): FALSE "{error(\"Cannot import module MMM\",|unknown:///|(0,46,\&lt;1,0\&gt;,\&lt;6,2\&gt;)),error(\"Type M::A not declared\"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2796,129,&lt;84,0&gt;,&lt;87,1&gt;): FALSE "{error(\"Cannot import module MMM\",|unknown:///|(0,46,\&lt;1,0\&gt;,\&lt;6,2\&gt;)),error(\"Type A not declared\",|u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2445,159,&lt;72,0&gt;,&lt;75,1&gt;): FALSE "{error(\"Name M::f is not in scope\",|unknown:///|(2,4,\&lt;1,2\&gt;,\&lt;1,6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1956,135,&lt;55,0&gt;,&lt;58,1&gt;): FALSE "{error(\"Name M::n is not in scope\",|unknown:///|(2,4,\&lt;1,2\&gt;,\&lt;1,6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1009,155,&lt;30,0&gt;,&lt;33,1&gt;): FALSE "{error(\"Name M::x is not in scope\",|unknown:///|(2,4,\&lt;1,2\&gt;,\&lt;1,6\&gt;))}"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209 tests executed; 15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Type M::DATA not declared\",|unknown:///|(2,7,\&lt;1,2\&gt;,\&lt;1,9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Could not parse and prepare config for base module to check: NoSuchField(\\\"module\\\")\",|fi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Could not parse and prepare config for base module to check: NoSuchField(\\\"module\\\")\",|fi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missed a case A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missed a case A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Cannot import module MMM\",|unknown:///|(0,46,\&lt;1,0\&gt;,\&lt;6,2\&gt;)),error(\"Type A not declared\",|u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Cannot import module MMM\",|unknown:///|(0,46,\&lt;1,0\&gt;,\&lt;6,2\&gt;)),error(\"Expected non-terminal t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Cannot import module MMM\",|unknown:///|(0,46,\&lt;1,0\&gt;,\&lt;6,2\&gt;)),error(\"Type M::A not declared\"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Cannot import module MMM\",|unknown:///|(0,46,\&lt;1,0\&gt;,\&lt;6,2\&gt;)),error(\"Type A not declared\",|u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Name M::f is not in scope\",|unknown:///|(2,4,\&lt;1,2\&gt;,\&lt;1,6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Name M::n is not in scope\",|unknown:///|(2,4,\&lt;1,2\&gt;,\&lt;1,6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Name M::x is not in scope\",|unknown:///|(2,4,\&lt;1,2\&gt;,\&lt;1,6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Cannot execute due to compilation errors</text:p>
          </table:table-cell>
          <table:table-cell table:number-columns-repeated="1023"/>
        </table:table-row>
        <table:table-row table:style-name="ro1" table:number-rows-repeated="64">
          <table:table-cell table:style-name="ce1"/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3"/>
        <table:table-row table:style-name="ro1">
          <table:table-cell table:style-name="ce2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2"/>
          <table:table-cell table:number-columns-repeated="1023"/>
        </table:table-row>
        <table:table-row table:style-name="ro1" table:number-rows-repeated="18">
          <table:table-cell table:style-name="ce5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4"/>
        <table:table-column table:style-name="co1" table:number-columns-repeated="1023" table:default-cell-style-name="ce4"/>
        <table:table-row table:style-name="ro1">
          <table:table-cell table:style-name="ce6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1" table:number-columns-repeated="1019" table:default-cell-style-name="ce13"/>
        <table:table-row table:style-name="ro1">
          <table:table-cell table:style-name="ce7" office:value-type="string" calcext:value-type="string">
            <text:p>Status of source code of all tests</text:p>
          </table:table-cell>
          <table:table-cell table:style-name="ce14" office:value-type="string" calcext:value-type="string">
            <text:p>TC= type checker</text:p>
          </table:table-cell>
          <table:table-cell table:style-name="ce14" office:value-type="string" calcext:value-type="string">
            <text:p>CMP=compiler</text:p>
          </table:table-cell>
          <table:table-cell table:style-name="ce14" office:value-type="string" calcext:value-type="string">
            <text:p><text:span text:style-name="T1">TCTests</text:span></text:p>
          </table:table-cell>
          <table:table-cell table:style-name="ce16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8" office:value-type="string" calcext:value-type="string">
            <text:p>Used during clean-up of tests, this has been completed</text:p>
          </table:table-cell>
          <table:table-cell table:style-name="ce15" table:number-columns-repeated="3"/>
          <table:table-cell table:style-name="ce20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9" office:value-type="string" calcext:value-type="string">
            <text:p>Goal: no commented out tests; good formatting</text:p>
          </table:table-cell>
          <table:table-cell table:style-name="ce16" table:number-columns-repeated="1023"/>
        </table:table-row>
        <table:table-row table:style-name="ro1">
          <table:table-cell table:style-name="ce10"/>
          <table:table-cell table:style-name="ce16" table:number-columns-repeated="1023"/>
        </table:table-row>
        <table:table-row table:style-name="ro1">
          <table:table-cell table:style-name="ce9" office:value-type="string" calcext:value-type="string">
            <text:p>Green only means: clean-up done</text:p>
          </table:table-cell>
          <table:table-cell table:style-name="ce14" table:number-columns-repeated="1023"/>
        </table:table-row>
        <table:table-row table:style-name="ro1">
          <table:table-cell table:style-name="ce9" office:value-type="string" calcext:value-type="string">
            <text:p>but may contain TODOs and tests may fail</text:p>
          </table:table-cell>
          <table:table-cell table:style-name="ce14" table:number-columns-repeated="1023"/>
        </table:table-row>
        <table:table-row table:style-name="ro1">
          <table:table-cell table:style-name="ce7"/>
          <table:table-cell table:style-name="ce16" table:number-columns-repeated="1023"/>
        </table:table-row>
        <table:table-row table:style-name="ro1">
          <table:table-cell table:style-name="ce10" office:value-type="string" calcext:value-type="string">
            <text:p>Runtime test</text:p>
          </table:table-cell>
          <table:table-cell table:style-name="ce16" office:value-type="string" calcext:value-type="string">
            <text:p>Clean up done?</text:p>
          </table:table-cell>
          <table:table-cell table:style-name="ce16" office:value-type="string" calcext:value-type="string">
            <text:p>Notes</text:p>
          </table:table-cell>
          <table:table-cell table:style-name="ce16" office:value-type="string" calcext:value-type="string">
            <text:p>Static test exists?</text:p>
          </table:table-cell>
          <table:table-cell table:style-name="ce16" office:value-type="string" calcext:value-type="string">
            <text:p>Clean up done?</text:p>
          </table:table-cell>
          <table:table-cell table:style-name="ce16" table:number-columns-repeated="1019"/>
        </table:table-row>
        <table:table-row table:style-name="ro1">
          <table:table-cell table:style-name="ce6"/>
          <table:table-cell table:style-name="ce17" office:value-type="string" calcext:value-type="string">
            <text:p>(!= all tests pass)</text:p>
          </table:table-cell>
          <table:table-cell table:style-name="ce17" table:number-columns-repeated="2"/>
          <table:table-cell table:style-name="ce17" office:value-type="string" calcext:value-type="string">
            <text:p>(!= all tests pass)</text:p>
          </table:table-cell>
          <table:table-cell table:style-name="ce17" table:number-columns-repeated="1019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functionality/Accumulating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lias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nnotation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ssign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all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mprehens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ncretePatternTests1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oncretePatternTests2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Data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ataTypeTests.rsc</text:p>
          </table:table-cell>
          <table:table-cell table:style-name="ce18"/>
          <table:table-cell office:value-type="string" calcext:value-type="string">
            <text:p><text:s/>INTERSECT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FunctionCompositionTests.rsc</text:p>
          </table:table-cell>
          <table:table-cell table:style-name="ce18"/>
          <table:table-cell/>
          <table:table-cell table:style-name="ce18"/>
          <table:table-cell table:number-columns-repeated="1020"/>
        </table:table-row>
        <table:table-row table:style-name="ro1">
          <table:table-cell table:style-name="ce11" office:value-type="string" calcext:value-type="string">
            <text:p>functionality/Patter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PatternTestsList3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atternTestsDescendant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rojec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Range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duc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gExp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cope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tate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ubscrip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Visi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Boolea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Equality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nteger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O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p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tching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Nod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e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olvedIssu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Tupl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Boolea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Grap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Integ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ListTests.rsc</text:p>
          </table:table-cell>
          <table:table-cell table:style-name="ce18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library/Map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Mat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Numb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Relatio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et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tringTests.rsc</text:p>
          </table:table-cell>
          <table:table-cell table:style-name="ce18"/>
          <table:table-cell table:number-columns-repeated="1022"/>
        </table:table-row>
        <table:table-row table:style-name="ro1" table:number-rows-repeated="3">
          <table:table-cell table:style-name="ce11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 style:data-style-name="N2" text:time-value="15:47:08.7173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3-11T10:31:34.044964000</dc:date>
    <meta:editing-duration>P38DT16H45M54S</meta:editing-duration>
    <meta:editing-cycles>151</meta:editing-cycles>
    <meta:generator>LibreOffice/4.4.1.2$MacOSX_X86_64 LibreOffice_project/45e2de17089c24a1fa810c8f975a7171ba4cd432</meta:generator>
    <meta:document-statistic meta:table-count="5" meta:cell-count="445" meta:object-count="0"/>
  </office:meta>
</office:document-meta>
</file>